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 Unicode MS" svg:font-family="'Liberation Sans Unicode M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струкция по эксплуатации</text:p>
      <text:p text:style-name="Text_20_body">Важное замечание</text:p>
      <text:p text:style-name="Text_20_body">Файлы данных (********.ft70d), сохраненные на ПК с помощью ADMS-10 Ver. 1.0.0.3 или более раннюю версию нельзя <text:line-break/>открыть в новой версии ADMS-10.</text:p>
      <text:p text:style-name="Text_20_body">Перед установкой последней версии ADMS-10 всегда читайте файлы данных и экспортируйте их в файлы csv.<text:line-break/>Подробные инструкции см. в разделе «Обязательно прочтите данные трансивера FT-70D перед использованием <text:line-break/>ADMS-10» (стр. 11).</text:p>
      <text:p text:style-name="Text_20_body">Эта процедура не является обязательной. После установки последней версии ADMS-10 считайте данные с радио и <text:line-break/>сохраните новый файл данных на ПК.</text:p>
      <text:p text:style-name="Text_20_body">Обязательно прочтите перед установкой последней версии ADMS-10</text:p>
      <text:p text:style-name="Text_20_body">• Чтобы обновить файлы данных на ПК:</text:p>
      <text:p text:style-name="Text_20_body">• Чтобы создать новые файлы данных на ПК:</text:p>
      <text:p text:style-name="Text_20_body">Программное обеспечение ADMS-10 обеспечивает удобное редактирование частот каналов памяти FT-70DR/DE, информации <text:line-break/>о каналах и альфа-тегов с помощью персонального компьютера. Кроме того, параметры трансивера и элементы меню настройки <text:line-break/>можно легко редактировать и настраивать с клавиатуры компьютера.</text:p>
      <text:p text:style-name="Text_20_body">АДМС-10</text:p>
      <text:p text:style-name="Text_20_body">ЯЭСУ МУСЭН КО., ЛТД.</text:p>
      <text:p text:style-name="Text_20_body">Machine Translated by Google</text:p>
      <text:p text:style-name="Text_20_body">Введение ................................................... 3</text:p>
      <text:p text:style-name="Text_20_body">Процедуры изменения файлов данных на <text:line-break/>компьютере ....................................... 5 Откройте файлы данных с </text:p>
      <text:p text:style-name="Text_20_body">помощью ADMS-10 Ver. 1.0.0.3 или более ранней <text:line-break/>версии и экспортировать файлы в виде файлов <text:line-break/>csv ........................ 5 Установите последнюю версию ADMS-10 ..... ......................... 6</text:p>
      <text:p text:style-name="Text_20_body">Настройка ADMS-10 ...................................... 7 <text:line-break/>Подготовка ............... ................................................. ....... <text:line-break/>7 Установка программного обеспечения для <text:line-break/>программирования ADMS-10 ................ 7 Удаление </text:p>
      <text:p text:style-name="Text_20_body">ADMS-10 ....... ....................................... 7 Выполнить <text:line-break/>ADMS-10 ....... ............................. 8 Подключение FT-70DR/<text:line-break/>DE к компьютеру ...... 8 Установка Драйвер Программное <text:line-break/>обеспечение ..................... 10 Обязательно <text:line-break/>прочтите данные трансивера FT-70D перед </text:p>
      <text:p text:style-name="Text_20_body">использованием ADMS-10 ..... .................................. 11 <text:line-break/>Пояснение к работе ADMS-14 ...... 12 Примеры </text:p>
      <text:p text:style-name="Text_20_body">отображения ................................................. 12 Первый <text:line-break/>экран . ................................................. ................ 12 <text:line-break/>Строка меню ....................................... ....................................... <text:line-break/>12 Меню TAB ........ ................................................. .............. 13 Экран установки режима ....................... ................................ 13</text:p>
      <text:p text:style-name="Text_20_body">Названия и функции строки меню ........ 14</text:p>
      <text:p text:style-name="Text_20_body">Установка элементов шаблона ...................... 22 <text:line-break/>Память ................................ ...................................... 22 Об <text:line-break/>элементах настройки <text:line-break/>каждого канала памяти .. ................................. 22 • </text:p>
      <text:p text:style-name="Text_20_body">Приоритетный канал ....... ................................... 22 • <text:line-break/>Частота приема/частота передачи ...................... 22 • <text:line-break/>Частота смещения ...................................... ................................. <text:line-break/>22 • Направление смещения ...................... ................................. <text:line-break/>23 • АВТО РЕЖИМ ............... ................................................. <text:line-break/>23 • Режим работы ................................................. .... <text:line-break/>23 • АМС ....................................................... ............................. 23</text:p>
      <text:p text:style-name="Text_20_body">• Импорт в формате FT-70D ...................................... 15 • Экспорт в <text:line-break/>формате FT Формат -70D ...................................... 15 • <text:line-break/>Печать ....... ................................................. ............... 15<text:line-break/>• Выход ................................................ ......................... 15</text:p>
      <text:p text:style-name="Text_20_body">• Имя ................................................ ...................... 23<text:line-break/>• ЦИФРОВОЙ/АНАЛОГОВЫЙ ............................................... ........... 23</text:p>
      <text:p text:style-name="Text_20_body">• Тональный режим ....................................................... ............... 23</text:p>
      <text:p text:style-name="Text_20_body">• Отправить данные на FT-70D .................................. .. 19</text:p>
      <text:p text:style-name="Text_20_body">• Новый ................................................ ................................ 14</text:p>
      <text:p text:style-name="Text_20_body">• Отменить ................................................ ....................... 16 • <text:line-break/>Вырезать ........................ ................................................. 16 • <text:line-break/>Копировать ....................................................... ................................. 16 • <text:line-break/>Вставить ....................... .............................................. 16 • <text:line-break/>Найти ................................................. ..................... 16 • Найти <text:line-break/>далее .................... ................................................. 17 • Перейти на <text:line-break/>канал ..... ................................................. 17 • Вставить <text:line-break/>канал ....................................................... ................. 17 • Удалить <text:line-break/>канал ....................................... .................... 17 • Очистить <text:line-break/>канал ....................... .............................. 17 • <text:line-break/>Вверх .................. ................................................ 17</text:p>
      <text:p text:style-name="Text_20_body">• Открыть ................................................ ....................... 14 • <text:line-break/>Закрыть ........................ .............................................. 14</text:p>
      <text:p text:style-name="Text_20_body">• Частота CTCSS ....................................................... .. 23 • Код <text:line-break/>DCS ....................................................... ................................. 23 • <text:line-break/>Полярность DCS ............................ .............................. 23 • CTCSS <text:line-break/>пользователя ....... ................................................ 23<text:line-break/>• Мощность передачи ....................................................... ................. 23<text:line-break/>• Пропускать ................................................ ................................. 23 • <text:line-break/>АВТО ШАГ ....................... ................................. 24 • <text:line-break/>Шаг ....... ................................................. ................ 24 • <text:line-break/>ТЕГ ....................................... ...................................... 24</text:p>
      <text:p text:style-name="Text_20_body">• Сохранять ................................................ ...................... 14<text:line-break/>• Сохранить как ............................................... ................... 14</text:p>
      <text:p text:style-name="Text_20_body">• Маска памяти ................................................ . ...... 24 • <text:line-break/>ЧТО ...................................... . ................................... 24</text:p>
      <text:p text:style-name="Text_20_body">• Вниз ....................................................... ............. 17 • Добавить диапазон <text:line-break/>частот ................................ ....... 18 • <text:line-break/>Сортировка ....................................... ...................................... 18</text:p>
      <text:p text:style-name="Text_20_body">• S-метр SQL .................................................. ............. 24 • <text:line-break/>ЗВОНОК .................................. ...................................... 24 • Половина <text:line-break/>DEV ......... ................................................. ...... 24 • Сдвиг <text:line-break/>часов ....................................... ...................... 24</text:p>
      <text:p text:style-name="Text_20_body">1Руководство по эксплуатации ADMS-10</text:p>
      <text:p text:style-name="Text_20_body">Импорт файлов csv с помощью последней <text:line-break/>версии ADMS-10 ...................................... ................................ 6</text:p>
      <text:p text:style-name="Text_20_body">Об элементах настройки <text:line-break/>частот VFO ....................................... 25 • Частота </text:p>
      <text:p text:style-name="Text_20_body">приема ....................................................... .. 25 • Частота <text:line-break/>передачи ....................................................... ... 25 • Частота <text:line-break/>смещения ....................................... ................. 25 • Направление <text:line-break/>смещения ...................................... ................................. 25 • АВТО <text:line-break/>РЕЖИМ ....................... .............................. 25 • <text:line-break/>РЕЖИМ .................. ................................................. .. 26 • <text:line-break/>АМС ................................................ ................................. 26 • <text:line-break/>ЦИФРОВОЙ/АНАЛОГОВЫЙ .................. ...................................... 26 <text:line-break/>• Тональный режим ....... ................................................. ..... 26 • <text:line-break/>Частота CTCSS ....................................... ........ 26 • Код <text:line-break/>DCS ....................................... ................. 26 • Полярность <text:line-break/>DCS ...................... ...................................... 26 • Пользовательский <text:line-break/>CTCSS ....... ................................................. 26 • Мощность <text:line-break/>передачи ....................................................... ................................. 26 <text:line-break/>• АВТО ШАГ ............................ .............................. 26 • <text:line-break/>Шаг .................. ................................................. ...... 26</text:p>
      <text:p text:style-name="Text_20_body">Об этом руководстве ...................................................... 3</text:p>
      <text:p text:style-name="Text_20_body">Настройки ................................................. ................ 20 • Режим <text:line-break/>установки ....................... .............................. 20 • Панель <text:line-break/>инструментов ............... ................................................. 21 • <text:line-break/>Строка состояния ....................................... ................. 21 </text:p>
      <text:p text:style-name="Text_20_body">Окно ............................... ................................ 21</text:p>
      <text:p text:style-name="Text_20_body">Файл ................................................. ...................... 14</text:p>
      <text:p text:style-name="Text_20_body">Редактировать ................................................. ...................... 16</text:p>
      <text:p text:style-name="Text_20_body">Важные заметки ................................................ ... 3 Системные <text:line-break/>требования ...................................... 4 Поддерживаемые операционные </text:p>
      <text:p text:style-name="Text_20_body">Системы ...................................... 4 <text:line-break/>ЦП ....... ................................................. ................................. 4 ОЗУ <text:line-break/>(системная память) ....................... .............................. 4 HDD <text:line-break/>(жесткий диск) ....... ................................................. 4 <text:line-break/>Кабель . ................................................. ................................. 4 <text:line-break/>Необходимые периферийные интерфейсы ПК ......... .............. 4 </text:p>
      <text:p text:style-name="Text_20_body">Товарные знаки .................................. ................................ 4<text:line-break/>Схема установки ЗРК-10 ................................ 4</text:p>
      <text:p text:style-name="Text_20_body">• БАНКИ 1 – БАНКИ 24 ................................................ ... 24 • <text:line-break/>Комментарии ...................................................... .................. 24 </text:p>
      <text:p text:style-name="Text_20_body">ГПД ............................... ...................................... 25</text:p>
      <text:p text:style-name="Text_20_body">Коммуникации (передача данных с FT-70DR/<text:line-break/>DE) ....................................... .. 19 • Получение данных с </text:p>
      <text:p text:style-name="Text_20_body">FT-70D ........................................ .... 19</text:p>
      <text:p text:style-name="Text_20_body">ОГЛАВЛЕНИЕ</text:p>
      <text:p text:style-name="Text_20_body">Machine Translated by Google</text:p>
      <text:p text:style-name="Text_20_body">Об элементах настройки <text:line-break/>частоты ДОМАШНЕГО канала ...................... 27 • Частота приема / </text:p>
      <text:p text:style-name="Text_20_body">Частота передачи ....... ...... 27 • Частота <text:line-break/>смещения ....................................... ............. 27 • Направление <text:line-break/>смещения ...................................... ...................... 28 • АВТОМАТИЧЕСКИЙ <text:line-break/>РЕЖИМ ...................... ................................. 28 • <text:line-break/>РЕЖИМ ............... ................................................. ...... 28 • <text:line-break/>АМС ....................................... .............................. 28 • ЦИФРОВОЙ/<text:line-break/>АНАЛОГОВЫЙ ............... .................................... 28 • <text:line-break/>Имя .... ................................................. ................ 28 • Тональный <text:line-break/>режим ....................... ................................. 28 • Частота <text:line-break/>CTCSS ............... .................................... 28 • Код <text:line-break/>DCS ....... ................................................. 28 • Полярность <text:line-break/>DCS ................................................ ................. 28 • Пользовательский <text:line-break/>CTCSS ....................... ................................. 28 • Мощность <text:line-break/>передатчика .................. ............................................. 28 • АВТО <text:line-break/>ШАГ . ................................................. ........ 28 • <text:line-break/>Шаг ....................................................... ................................. 29 • <text:line-break/>ТЕГ .............. ................................................. ........ 29 • <text:line-break/>ДОП ....................................................... ................................. 29 • S-метр <text:line-break/>SQL ....... ................................... 29 • <text:line-break/>ЗВОНОК .................................................................. ...................... 29 • <text:line-break/>Половина DEV ....................... ...................................... 29 • Сдвиг <text:line-break/>часов ..... ................................................. ...... 29 • <text:line-break/>Комментарии ....................................... ...................... 29</text:p>
      <text:p text:style-name="Text_20_body">• FT-70DR/DE не может принимать<text:line-break/>или передать данные на компьютер ...................... 30 • Передача </text:p>
      <text:p text:style-name="Text_20_body">данных не начинается ........ ................. 30 • Передача данных <text:line-break/>остановлена до </text:p>
      <text:p text:style-name="Text_20_body">завершения ....................... ................................. 30 • Импорт/экспорт <text:line-break/>данных не выполнен ......... ....... 30</text:p>
      <text:p text:style-name="Text_20_body">• ДТО ................................................................ ............................. 26 • S-<text:line-break/>метр SQL ....................... ...................................... 26 • <text:line-break/>ЗВОНОК ........ ................................................. ................ 26 • Половинная <text:line-break/>развертка ................................. ................................. 27 • Сдвиг <text:line-break/>часов ....... ................................... 27 • <text:line-break/>Комментарии ................................................. ............. 27 </text:p>
      <text:p text:style-name="Text_20_body">ГЛАВНАЯ ..................................... .............................. 27</text:p>
      <text:p text:style-name="Text_20_body">2Руководство по эксплуатации ADMS-10</text:p>
      <text:p text:style-name="Text_20_body">Устранение неполадок ...................................... 30</text:p>
      <text:p text:style-name="Text_20_body">Machine Translated by Google</text:p>
      <text:p text:style-name="Text_20_body">Для использования программатора ADMS-10 необходимо сначала установить на компьютер программное приложение. Внимательно прочитайте это руководство <text:line-break/>и установите программное обеспечение.</text:p>
      <text:p text:style-name="Text_20_body">Отредактируйте частоты, названия памяти, настройки шумоподавления, настройки ретранслятора, мощность передачи и т. д., относящиеся к VFO, каналам <text:line-break/>памяти, предустановленным каналам памяти, домашнему каналу и т. д.</text:p>
      <text:p text:style-name="Text_20_body">Отредактируйте банк памяти и настройку связи с банком</text:p>
      <text:p text:style-name="Text_20_body">Данное руководство содержит символы и условные обозначения для привлечения внимания к важной информации.</text:p>
      <text:p text:style-name="Text_20_body">Этот значок указывает на предостережения и предупреждения, о которых должен знать пользователь.</text:p>
      <text:p text:style-name="Text_20_body">Программное обеспечение для программирования ADMS-10 использует персональный компьютер для быстрого ввода и сохранения частот и данных канала <text:line-break/>памяти FT-70DR/DE. Кроме того, многие настройки меню могут быть адаптированы к индивидуальным рабочим предпочтениям. Вся информация сохраняется. <text:line-break/>Данные настроек можно импортировать с FT-70DR/DE, а отредактированные данные настроек можно передать на FT-70DR/DE.</text:p>
      <text:p text:style-name="Text_20_body">Этот значок указывает на полезные примечания, советы и информацию.</text:p>
      <text:p text:style-name="Text_20_body">Используйте удобные функции редактирования, такие как поиск, копирование, перемещение и вставка</text:p>
      <text:p text:style-name="Text_20_body">Перед загрузкой этого программного обеспечения внимательно прочитайте «Важные примечания».</text:p>
      <text:p text:style-name="Text_20_body">Этот значок указывает на другие страницы, содержащие соответствующую информацию.</text:p>
      <text:p text:style-name="Text_20_body">Настройте различные параметры меню режима установки на экране монитора компьютера.</text:p>
      <text:p text:style-name="Text_20_body">Руководство по эксплуатации ADMS-10 3</text:p>
      <text:p text:style-name="Text_20_body">Введение</text:p>
      <text:p text:style-name="Text_20_body">Об этом руководстве</text:p>
      <text:p text:style-name="Text_20_body">Важные заметки</text:p>
      <text:p text:style-name="Text_20_body">Распространение, передача и перепродажа загруженных файлов также запрещены.</text:p>
      <text:p text:style-name="Text_20_body">Символы</text:p>
      <text:p text:style-name="Text_20_body">• Пересмотр, модификация, обратный инжиниринг и декомпиляция этого программного обеспечения запрещены.</text:p>
      <text:p text:style-name="Text_20_body">• Авторские права и все другие права интеллектуальной собственности на программное обеспечение, а также на разработчика программного обеспечения.</text:p>
      <text:p text:style-name="Text_20_body">• Не перепродавайте программное обеспечение или <text:line-break/>руководства. • Вся ответственность за использование данного программного обеспечения лежит на покупателе. Yaesu не несет </text:p>
      <text:p text:style-name="Text_20_body">никакой ответственности за любой ущерб или убытки, которые могут быть понесены клиентом в результате использования этого <text:line-break/>программного обеспечения.</text:p>
      <text:p text:style-name="Text_20_body">Описание</text:p>
      <text:p text:style-name="Text_20_body">ual, являются собственностью YAESU MUSEN CO., LTD.</text:p>
      <text:p text:style-name="Text_20_body">Machine Translated by Google</text:p>
      <text:p text:style-name="Text_20_body">Руководство по эксплуатации ADMS-10</text:p>
      <text:p text:style-name="Text_20_body">Необходимые периферийные интерфейсы ПК Порт <text:line-break/>USB (USB 1.1 / USB 2.0)</text:p>
      <text:p text:style-name="Text_20_body">ЦП <text:line-break/>Производительность ЦП должна соответствовать требованиям операционной системы.</text:p>
      <text:p text:style-name="Text_20_body">Поддерживаемые операционные системы</text:p>
      <text:p text:style-name="Text_20_body">HDD (жесткий диск)</text:p>
      <text:p text:style-name="Text_20_body">Кабель</text:p>
      <text:p text:style-name="Text_20_body">4</text:p>
      <text:p text:style-name="Text_20_body">ОЗУ (системная память)</text:p>
      <text:p text:style-name="Text_20_body">Товарные знаки <text:line-break/>Microsoft®, Windows®, Windows® 8.1, Windows® 10, Windows® 11 являются зарегистрированными товарными знаками в <text:line-break/>США и других странах.</text:p>
      <text:p text:style-name="Text_20_body">Активация ПО для программирования ADMS-10 ( стр. 8) </text:p>
      <text:p text:style-name="Text_20_body">Установка программного драйвера ( стр. 10) </text:p>
      <text:p text:style-name="Text_20_body">Установка ПО для программирования ADMS-10 ( стр. 7) </text:p>
      <text:p text:style-name="Text_20_body">Подключение FT-70DR/DE к ПК ( стр. 8) </text:p>
      <text:p text:style-name="Text_20_body">Объяснение работы ADMS-10 ( стр. 12)</text:p>
      <text:p text:style-name="Text_20_body">Системные Требования</text:p>
      <text:p text:style-name="Text_20_body">Схема установки ADMS-10</text:p>
      <text:p text:style-name="Text_20_body">Емкости жесткого диска должно быть более чем достаточно для удовлетворения требований операционной системы.<text:line-break/>В дополнение к объему памяти, необходимому для запуска операционной системы, для запуска программы требуется около <text:line-break/>50 МБ или более дополнительного объема памяти.</text:p>
      <text:p text:style-name="Text_20_body">USB-кабель в комплекте с FT-70D</text:p>
      <text:p text:style-name="Text_20_body">Порядок действий при первом использовании ADMS-10 следующий:</text:p>
      <text:p text:style-name="Text_20_body">Microsoft® Windows® 11 <text:line-break/>Microsoft® Windows® 10 <text:line-break/>Microsoft® Windows® 8.1</text:p>
      <text:p text:style-name="Text_20_body">Объем оперативной памяти (системной памяти) должен быть более чем достаточным для удовлетворения требований <text:line-break/>операционной системы.</text:p>
      <text:p text:style-name="Text_20_body">Machine Translated by Google</text:p>
      <text:p text:style-name="Text_20_body">Обязательно прочтите перед установкой последней версии ADMS-10</text:p>
      <text:p text:style-name="Text_20_body">Откройте файлы данных с помощью ADMS-10 Ver. 1.0.0.3 или более ранней версии и экспортировать файлы в виде CSV-файлов.</text:p>
      <text:p text:style-name="Text_20_body">5Руководство по эксплуатации ADMS-10</text:p>
      <text:p text:style-name="Text_20_body">Если на ПК имеется несколько файлов данных, сохраните каждый файл под другим именем. Не меняйте расширение имени файла <text:line-break/>(********.csv).</text:p>
      <text:p text:style-name="Text_20_body">3. Нажмите [Открыть] в меню «Файл» , чтобы отобразить диалоговое окно «Открыть» .</text:p>
      <text:p text:style-name="Text_20_body">6. Выберите папку назначения в любом месте ПК.</text:p>
      <text:p text:style-name="Text_20_body">2. Обратитесь к разделу «Обязательно прочтите данные трансивера FT-70D перед использованием ADMS-10» (стр. 11) и прочитайте данные трансивера <text:line-break/>FT-70D с помощью USB-кабеля, входящего в комплект поставки FT-70D.</text:p>
      <text:p text:style-name="Text_20_body">5. Нажмите [Экспорт] в меню «Файл» .</text:p>
      <text:p text:style-name="Text_20_body">Повторите вышеуказанные шаги, если на ПК имеется несколько файлов данных.</text:p>
      <text:p text:style-name="Text_20_body">1. Дважды щелкните значок [FT-70D ADMS-10 EXP] на рабочем столе, чтобы запустить ADMS-10 Ver. 1.0.0.3 или более ранней версии.</text:p>
      <text:p text:style-name="Text_20_body">8. Выйдите из программы ADMS-10.</text:p>
      <text:p text:style-name="Text_20_body">4. Выберите существующий сохраненный файл данных (********.ft70d) и нажмите кнопку [Открыть] .</text:p>
      <text:p text:style-name="Text_20_body"><text:soft-page-break/>7. Нажмите [Сохранить].</text:p>
      <text:p text:style-name="Text_20_body">Файлы данных (********.ft70d), сохраненные на ПК с ADMS-10 версии 1.0.0.3 или более ранней, несовместимы с ADMS 10 версии <text:line-break/>1.0.1.0 или более поздней и не могут быть прочитаны в последней версии. АДМС-10. Чтобы продолжить использование файлов <text:line-break/>данных, сохраненных на ПК, их необходимо обновить в соответствии со следующей процедурой перед установкой последней <text:line-break/>версии ADMS-10. Для FT-70DR/DE данные каналов памяти, сохраненные в файлах данных, могут быть преобразованы, но настройки <text:line-break/>режима установки не могут быть преобразованы.</text:p>
      <text:p text:style-name="Text_20_body">Важное замечание</text:p>
      <text:p text:style-name="Text_20_body">Процедуры изменения файлов данных на компьютере</text:p>
      <text:p text:style-name="Text_20_body">Machine Translated by Google</text:p>
      <text:p text:style-name="Text_20_body">Программное обеспечение ADMS-10, установленное на данный момент на ПК, будет удалено автоматически.</text:p>
      <text:p text:style-name="Text_20_body">Импорт файлов csv с использованием последней версии ADMS-10 1. Чтобы открыть программное <text:line-break/>обеспечение ADMS-10, дважды щелкните значок [FT-70D ADMS-10 EXP] на компьютерном столе.</text:p>
      <text:p text:style-name="Text_20_body">4. Выберите папку назначения в любом месте ПК.</text:p>
      <text:p text:style-name="Text_20_body">На этом изменение файлов данных завершено.</text:p>
      <text:p text:style-name="Text_20_body">1. Обратитесь к разделу «Установка ADMS-10» (стр. 7), чтобы установить последнюю версию ADMS-10.</text:p>
      <text:p text:style-name="Text_20_body">3. Щелкните [Сохранить как] в меню «Файл» , чтобы отобразить диалоговое окно «Сохранить как».</text:p>
      <text:p text:style-name="Text_20_body">5. Повторите описанные выше шаги, если на ПК имеется несколько файлов данных.</text:p>
      <text:p text:style-name="Text_20_body">2. Нажмите [Импорт] в меню «Файл» .</text:p>
      <text:p text:style-name="Text_20_body">Если на ПК имеется несколько файлов данных, сохраните каждый файл под другим именем. Не меняйте расширение <text:line-break/>имени файла (********.ft70d).</text:p>
      <text:p text:style-name="Text_20_body">вершина.</text:p>
      <text:p text:style-name="Text_20_body">Установите последнюю версию ADMS-10</text:p>
      <text:p text:style-name="Text_20_body">6Руководство по эксплуатации ADMS-10</text:p>
      <text:p text:style-name="Text_20_body">Machine Translated by Google</text:p>
      <text:p text:style-name="Text_20_body">Установка ПО для программирования ADMS-10</text:p>
      <text:p text:style-name="Text_20_body">Удаление ADMS-10</text:p>
      <text:p text:style-name="Text_20_body">7</text:p>
      <text:p text:style-name="Text_20_body">Подготовка</text:p>
      <text:p text:style-name="Text_20_body">Руководство по эксплуатации ADMS-10</text:p>
      <text:p text:style-name="Text_20_body">3. Нажмите [Яэсу Мусэн].</text:p>
      <text:p text:style-name="Text_20_body">• Когда откроется диалоговое окно «Контроль учетных записей пользователей», нажмите кнопку [Да].</text:p>
      <text:p text:style-name="Text_20_body">• Начнется удаление программного обеспечения. На этом процедура удаления заканчивается.</text:p>
      <text:p text:style-name="Text_20_body">Когда откроется диалоговое окно [Установка .NET Frameworks], следуйте инструкциям на экране, чтобы установить программное <text:line-break/>обеспечение FT-70D ADMS-10 EXP.</text:p>
      <text:p text:style-name="Text_20_body">5. Нажмите кнопку [Установить] .</text:p>
      <text:p text:style-name="Text_20_body">2. Нажмите кнопку [Пуск] , а затем нажмите [Настройки].<text:line-break/>1. Отсоедините кабель USB от компьютера.</text:p>
      <text:p text:style-name="Text_20_body">2. Дважды щелкните [setup.exe] в той же папке, что и распакованные файлы.</text:p>
      <text:p text:style-name="Text_20_body">4. Выберите папку для установки программного обеспечения FT-70D ADMS-10 EXP, затем нажмите кнопку [Далее] .</text:p>
      <text:p text:style-name="Text_20_body">• Когда откроется диалоговое окно «Контроль учетных записей пользователей», нажмите кнопку [Да].</text:p>
      <text:p text:style-name="Text_20_body">1. Запустите компьютер в качестве пользователя «Администратор».</text:p>
      <text:p text:style-name="Text_20_body">4. Щелкните правой кнопкой мыши [FT-70D ADMS-10 EXP] , а затем щелкните [Удалить].</text:p>
      <text:p text:style-name="Text_20_body">3. Откроется диалоговое окно, показанное справа. Нажмите кнопку [Далее] .</text:p>
      <text:p text:style-name="Text_20_body">6. По завершении установки откроется диалоговое окно, показанное справа. <text:line-break/>Нажмите кнопку [Готово] , чтобы завершить установку программного <text:line-break/>обеспечения.</text:p>
      <text:p text:style-name="Text_20_body">Процедура удаления ADMS-10 вручную показана ниже для пояснения.</text:p>
      <text:p text:style-name="Text_20_body">Для получения подробной информации загрузите программное обеспечение ADMS-10 с веб-сайта Yaesu (http://www.yaesu.com/).<text:line-break/>Загрузите программное обеспечение для программирования ADMS-10 в ту же папку и распакуйте загруженный zip-файл.</text:p>
      <text:p text:style-name="Text_20_body">Настройка ЗРК-10</text:p>
      <text:p text:style-name="Text_20_body">Machine Translated by Google</text:p>
      <text:p text:style-name="Text_20_body">• Чтобы закрыть программное обеспечение ADMS-10</text:p>
      <text:p text:style-name="Text_20_body">5. Выньте вилку адаптера переменного тока при включенном трансивере.</text:p>
      <text:p text:style-name="Text_20_body">Джек. <text:line-break/>• На дисплее появляется сообщение «EXT DC» или «CHG ERR» .</text:p>
      <text:p text:style-name="Text_20_body">Чтобы открыть программное обеспечение ADMS-10, дважды щелкните значок [FT-70D ADMS-10 <text:line-break/>EXP] на рабочем столе компьютера.</text:p>
      <text:p text:style-name="Text_20_body">Нажмите [Выход] в меню [Файл] , чтобы закрыть ADMS-10.</text:p>
      <text:p text:style-name="Text_20_body">4. Нажмите и удерживайте кнопку питания, чтобы включить трансивер .</text:p>
      <text:p text:style-name="Text_20_body">Со снятым <text:line-break/>аккумулятором</text:p>
      <text:p text:style-name="Text_20_body">8Руководство по эксплуатации ADMS-10</text:p>
      <text:p text:style-name="Text_20_body">Адаптер переменного <text:line-break/>тока (входит в комплект поставки)</text:p>
      <text:p text:style-name="Text_20_body">ВНЕШНИЙ ВХОД ПОСТОЯННОГО ТОКА</text:p>
      <text:p text:style-name="Text_20_body">Джек</text:p>
      <text:p text:style-name="Text_20_body">3. Вставьте разъем постоянного тока в разъем FT-70DR/DE EXT DC IN.<text:line-break/>2. Подключите адаптер переменного тока к настенной розетке.</text:p>
      <text:p text:style-name="Text_20_body">Подключение FT-70DR/DE к компьютеру 1. <text:line-break/>Извлеките аккумулятор.</text:p>
      <text:p text:style-name="Text_20_body">Выполнить ADMS-10</text:p>
      <text:p text:style-name="Text_20_body">Machine Translated by Google</text:p>
      <text:p text:style-name="Text_20_body">К USB-разъему ПК</text:p>
      <text:p text:style-name="Text_20_body">Руководство по эксплуатации ADMS-10 9</text:p>
      <text:p text:style-name="Text_20_body">7. Нажмите и удерживайте клавишу [AMS] , вставляя разъем <text:line-break/>постоянного тока адаптера переменного тока в разъем FT-70/<text:line-break/>DR/DE EXT DC IN.<text:line-break/>• На дисплее появляется «ADMS».</text:p>
      <text:p text:style-name="Text_20_body">Вставьте разъем USB-кабеля в разъем DATA, пока не <text:line-break/>услышите щелчок.</text:p>
      <text:p text:style-name="Text_20_body">• Подключение к ПК завершено.</text:p>
      <text:p text:style-name="Text_20_body">6. С помощью прилагаемого USB-кабеля подключите разъем <text:line-break/>FT-70DR/DE DATA к USB-разъему ПК.</text:p>
      <text:p text:style-name="Text_20_body">Machine Translated by Google</text:p>
      <text:p text:style-name="Text_20_body">При первом подключении компьютера к FT-70DR/DE необходимо установить на ПК драйвер.<text:line-break/>Установка программного драйвера</text:p>
      <text:p text:style-name="Text_20_body">(стр. 8)).</text:p>
      <text:p text:style-name="Text_20_body">5. В разделе «Другие устройства» щелкните правой кнопкой мыши [Неизвестное <text:line-break/>устройство], затем щелкните [Обновить драйвер].</text:p>
      <text:p text:style-name="Text_20_body">3. В строке меню выберите меню [Связь] , а затем нажмите <text:line-break/>[Настройки COM-порта].</text:p>
      <text:p text:style-name="Text_20_body">4. Нажмите кнопку [Диспетчер устройств] .</text:p>
      <text:p text:style-name="Text_20_body">6. Нажмите [Выполнить поиск драйвера на моем компьютере].</text:p>
      <text:p text:style-name="Text_20_body">1. Подключите FT-70DR/DE к ПК (см. «Подключение FT-70DR/DE к компьютеру»).</text:p>
      <text:p text:style-name="Text_20_body">2. Запустите ADMS-10 См. «Выполнение ADMS-10» (стр. 8)).</text:p>
      <text:p text:style-name="Text_20_body">Руководство по эксплуатации ADMS-10 10</text:p>
      <text:p text:style-name="Text_20_body">Machine Translated by Google</text:p>
      <text:p text:style-name="Text_20_body">1. Подключите FT-70DR/DE к ПК с помощью прилагаемого USB-кабеля.<text:line-break/>2. Обратитесь к разделу «Подключение FT-70DR/DE к компьютеру» (стр. 8), чтобы установить COM-порт, к которому</text:p>
      <text:p text:style-name="Text_20_body">10. Закройте ADMS-10 и снова запустите ADSM-10.</text:p>
      <text:p text:style-name="Text_20_body">3. Щелкните [Получить данные от FT-70D] в меню «Связь» .</text:p>
      <text:p text:style-name="Text_20_body">появляется на дисплее и начинается передача данных.</text:p>
      <text:p text:style-name="Text_20_body">подключен FT-70DR/DE.</text:p>
      <text:p text:style-name="Text_20_body">4. Нажмите кнопку [ОК] .</text:p>
      <text:p text:style-name="Text_20_body">11. В строке меню выберите меню «Связь» , затем нажмите [Настройки COM-порта], затем выберите</text:p>
      <text:p text:style-name="Text_20_body">7. Нажмите кнопку [Закрыть] .</text:p>
      <text:p text:style-name="Text_20_body">номер порта, записанный на шаге 9.</text:p>
      <text:p text:style-name="Text_20_body">5. Нажмите кнопку [BAND] на FT-70DR/DE.<text:line-break/>6.</text:p>
      <text:p text:style-name="Text_20_body">Чтобы завершить установку, закройте ADMS-10 и выключите FT -70DR/DE, затем отсоедините кабели.</text:p>
      <text:p text:style-name="Text_20_body">“</text:p>
      <text:p text:style-name="Text_20_body">Сначала необходимо считать данные с трансивера FT-70D. Если информация о приемопередатчике не считана, то <text:line-break/>будет невозможно загрузить сохраненный файл или передать данные в приемопередатчик, перед редактированием <text:line-break/>данных с помощью программного обеспечения ADMS-10 необходимо считать информацию с приемопередатчика с <text:line-break/>помощью следующей процедуры.</text:p>
      <text:p text:style-name="Text_20_body">8. Нажмите кнопку [Закрыть] , когда появится экран, показанный <text:line-break/>справа.</text:p>
      <text:p text:style-name="Text_20_body">обновление драйвера успешно завершено. Если не отображается, повторите попытку • Если отображается , <text:line-break/>начиная с шага 1.</text:p>
      <text:p text:style-name="Text_20_body">--TX-- ”</text:p>
      <text:p text:style-name="Text_20_body">7. Нажмите кнопку [Обзор] , затем выберите папку, в которой <text:line-break/>извлеченный загружаемый файл был сохранен при <text:line-break/>установке программного обеспечения ADMS-10, а затем <text:line-break/>нажмите кнопку [Далее] .</text:p>
      <text:p text:style-name="Text_20_body">• «XX» относится к номеру порта. Запишите номер порта.</text:p>
      <text:p text:style-name="Text_20_body">9. Убедитесь, что в разделе «Порты (COM и LPT) » отображается « Устройство связи FT-70D (COMxx) ».</text:p>
      <text:p text:style-name="Text_20_body">Обязательно прочитайте данные приемопередатчика FT-70D перед использованием ADMS-10.</text:p>
      <text:p text:style-name="Text_20_body">Руководство по эксплуатации ADMS-10 11</text:p>
      <text:p text:style-name="Text_20_body">Machine Translated by Google</text:p>
      <text:p text:style-name="Text_20_body">Примеры отображения<text:line-break/>Объяснение работы ADMS-14</text:p>
      <text:p text:style-name="Text_20_body">Щелкните левой кнопкой мыши в каждом меню в строке меню, чтобы настроить импорт/экспорт файла данных, получить данные с <text:line-break/>формы FT-70DR/DE и отправить данные на FT-70DR/DE.</text:p>
      <text:p text:style-name="Text_20_body">Дополнительные сведения см. в разделе «Названия и функции строк меню» (стр. 14).</text:p>
      <text:p text:style-name="Text_20_body">Это первый экран, отображаемый при запуске программного обеспечения ADMS-10.</text:p>
      <text:p text:style-name="Text_20_body">Руководство по эксплуатации ADMS-10 12</text:p>
      <text:p text:style-name="Text_20_body">Строка меню</text:p>
      <text:p text:style-name="Text_20_body">Первый экран</text:p>
      <text:p text:style-name="Text_20_body">Machine Translated by Google</text:p>
      <text:p text:style-name="Text_20_body">Руководство по эксплуатации ADMS-10 13</text:p>
      <text:p text:style-name="Text_20_body">Меню вкладки</text:p>
      <text:p text:style-name="Text_20_body">Экран установки режима</text:p>
      <text:p text:style-name="Text_20_body">Щелкните левой кнопкой мыши на каждой вкладке в строке заголовка (PMS, VFO и т. д.), чтобы отобразить список частот желаемых каналов памяти, VFO и <text:line-break/>других предустановленных настроек трансивера.</text:p>
      <text:p text:style-name="Text_20_body">Элементы основных настроек, не относящиеся к каналам памяти, можно настроить в «Set Mode».</text:p>
      <text:p text:style-name="Text_20_body">Дополнительные сведения см. в разделе «Настройки» (стр. 20).</text:p>
      <text:p text:style-name="Text_20_body">Дополнительные сведения см. в разделе «Настройка элементов шаблона».</text:p>
      <text:p text:style-name="Text_20_body">Нажмите «Настройки» в меню «Настройки», чтобы открыть окно пункта «Установить режим».</text:p>
      <text:p text:style-name="Text_20_body">Machine Translated by Google</text:p>
      <text:p text:style-name="Text_20_body">• Закрыть <text:line-break/>Закройте отображаемый файл конфигурации, щелкнув левой кнопкой мыши по параметру «Закрыть» в меню «Файл».</text:p>
      <text:p text:style-name="Text_20_body">• Сохранить <text:line-break/>как Щелкните параметр «Сохранить как» в меню «Файл».</text:p>
      <text:p text:style-name="Text_20_body">14</text:p>
      <text:p text:style-name="Text_20_body">• Открыть <text:line-break/>Щелкните параметр «Открыть» в меню «Файл», чтобы отобразить окно «Открыть».</text:p>
      <text:p text:style-name="Text_20_body">• <text:line-break/>Сохранить Нажмите «Сохранить» в меню «Файл».</text:p>
      <text:p text:style-name="Text_20_body">• Новый</text:p>
      <text:p text:style-name="Text_20_body">Руководство по эксплуатации ADMS-10</text:p>
      <text:p text:style-name="Text_20_body">Щелкните параметр «Новый» в меню «Файл», чтобы открыть новый файл конфигурации.</text:p>
      <text:p text:style-name="Text_20_body">Выберите существующий сохраненный файл шаблона и нажмите кнопку «Открыть».</text:p>
      <text:p text:style-name="Text_20_body">Несколько файлов конфигурации могут быть созданы и открыты одновременно.</text:p>
      <text:p text:style-name="Text_20_body"><text:soft-page-break/>Чтобы сохранить текущую конфигурацию и перезаписать выбранный файл конфигурации без изменения файла</text:p>
      <text:p text:style-name="Text_20_body">Укажите имя файла и папку назначения для выбранного файла конфигурации, а затем нажмите кнопку «Сохранить», чтобы сохранить <text:line-break/>файл.</text:p>
      <text:p text:style-name="Text_20_body">имя.</text:p>
      <text:p text:style-name="Text_20_body">Стандартные значения предварительно установлены для каждого канала памяти, VFO и установленного режима.</text:p>
      <text:p text:style-name="Text_20_body">Файл</text:p>
      <text:p text:style-name="Text_20_body">Названия и функции строки меню</text:p>
      <text:p text:style-name="Text_20_body">Machine Translated by Google</text:p>
      <text:p text:style-name="Text_20_body">Если появится следующий всплывающий экран для подтверждения сохранения, следуйте инструкциям на экране, чтобы выбрать <text:line-break/>нужную кнопку и закрыть программное обеспечение ADMS-10.</text:p>
      <text:p text:style-name="Text_20_body">Электронную таблицу можно легко создать, экспортировав данные шаблона в формат «CSV» с помощью команды ADMS 10 «Экспорт». <text:line-break/>После редактирования данных «CSV» электронную таблицу можно импортировать обратно в программатор ADMS-10.</text:p>
      <text:p text:style-name="Text_20_body">посуда.</text:p>
      <text:p text:style-name="Text_20_body">Введите имя файла в нижнем поле, затем щелкните поле [OK] .</text:p>
      <text:p text:style-name="Text_20_body">Файлы данных ADMS-10 можно создавать с помощью электронных таблиц, таких как Microsoft Excel.</text:p>
      <text:p text:style-name="Text_20_body">Для выхода из программатора ADMS-10 нажмите параметр «Выход» в меню «Файл», чтобы закрыть программу ADMS-10.</text:p>
      <text:p text:style-name="Text_20_body">Не редактируйте строку «Проверить» в правой части заполненного CSV-файла.</text:p>
      <text:p text:style-name="Text_20_body">Нажмите параметр «Экспорт» в меню «Файл». На появившемся экране «Сохранить как» укажите каталог и имя файла и сохраните <text:line-break/>файл.</text:p>
      <text:p text:style-name="Text_20_body">Чтобы изменить конкретные настройки принтера, перейдите в свойства принтера, щелкнув левой кнопкой мыши по кнопке <text:line-break/>«Настройка принтера».</text:p>
      <text:p text:style-name="Text_20_body">Например, чтобы импортировать шаблоны VFO и памяти; сначала щелкните вкладку «VFO», чтобы отобразить шаблон VFO, затем <text:line-break/>импортируйте файл VFO (CSV); затем щелкните вкладку «Воспоминания», чтобы отобразить шаблон «Память»; затем импортируйте <text:line-break/>файл памяти (CSV).</text:p>
      <text:p text:style-name="Text_20_body">Чтобы экспортировать файл данных в формате «CSV» (значения, разделенные запятыми).</text:p>
      <text:p text:style-name="Text_20_body">Чтобы распечатать данные текущего файла шаблона на бумажном носителе, нажмите параметр «Печать» в меню «Файл», откроется <text:line-break/>окно «Печать» для включения печати. Установите начальную и конечную строки данных, которые вы хотите распечатать, а затем <text:line-break/>нажмите кнопку «Печать», чтобы начать печать.</text:p>
      <text:p text:style-name="Text_20_body">Для каждого шаблона необходим отдельный файл импорта.</text:p>
      <text:p text:style-name="Text_20_body">Чтобы создать файл данных для импорта данных, сохраните электронную таблицу в формате файла «CSV», разделенном запятыми.</text:p>
      <text:p text:style-name="Text_20_body">• Экспорт в формате FT-70D.</text:p>
      <text:p text:style-name="Text_20_body">Руководство по эксплуатации ADMS-10 15</text:p>
      <text:p text:style-name="Text_20_body">• Импорт в формате FT-70D</text:p>
      <text:p text:style-name="Text_20_body">• Распечатать</text:p>
      <text:p text:style-name="Text_20_body">• Выход</text:p>
      <text:p text:style-name="Text_20_body">Machine Translated by Google</text:p>
      <text:p text:style-name="Text_20_body">• Отменить <text:line-break/>Чтобы отменить отредактированные данные, щелкните параметр «Отменить» в меню «Редактировать».</text:p>
      <text:p text:style-name="Text_20_body">• <text:line-break/>Вырезать Чтобы вырезать данные выделенной области, щелкните параметр «Вырезать» в меню «Редактировать».</text:p>
      <text:p text:style-name="Text_20_body">Выберите столбец из выпадающего списка. Введите текст для поиска и нажмите кнопку [Найти] .</text:p>
      <text:p text:style-name="Text_20_body">Операции вырезания, копирования и вставки недоступны для некоторых элементов настройки каждой строки.</text:p>
      <text:p text:style-name="Text_20_body">• Найти. <text:line-break/>Чтобы найти указанный текст, щелкните параметр «Найти» в меню «Правка». Откроется окно «Найти».</text:p>
      <text:p text:style-name="Text_20_body">• Вставить <text:line-break/>Чтобы вставить данные из буфера обмена в выбранную область, щелкните параметр «Вставить» в меню «Правка».</text:p>
      <text:p text:style-name="Text_20_body">Найденная строка символов-кандидатов будет выделена.</text:p>
      <text:p text:style-name="Text_20_body">• Копировать <text:line-break/>Чтобы скопировать данные выделенной области в буфер обмена, щелкните параметр «Копировать» в меню «Правка».</text:p>
      <text:p text:style-name="Text_20_body">Руководство по эксплуатации ADMS-10 16</text:p>
      <text:p text:style-name="Text_20_body">Изменить Щелкните строку для редактирования, затем выполните каждую из следующих операций.</text:p>
      <text:p text:style-name="Text_20_body">Machine Translated by Google</text:p>
      <text:p text:style-name="Text_20_body">Чтобы очистить текущие данные канала, нажмите параметр «Очистить канал» в меню «Правка». Каналы, которые отображались после <text:line-break/>удаленных каналов, не будут сдвигаться вверх, а пустые каналы останутся.</text:p>
      <text:p text:style-name="Text_20_body">Наведите курсор на нужный канал, нажмите параметр «Перейти к каналу» в меню «Правка», чтобы открыть экран, где вы можете указать <text:line-break/>канал, на который хотите перейти.</text:p>
      <text:p text:style-name="Text_20_body">Чтобы переместить текущие данные канала вниз на одну строку, нажмите параметр «Move Down» в меню «Edit», текущие выбранные <text:line-break/>данные канала переместятся вниз на одну строку.</text:p>
      <text:p text:style-name="Text_20_body">Щелкните параметр «Найти далее» в меню «Правка», чтобы перейти к следующей строке символов-кандидатов.</text:p>
      <text:p text:style-name="Text_20_body">Чтобы вставить данные канала, щелкните параметр «Вставить канал» в меню «Правка», чтобы создать пустую новую строку данных <text:line-break/>канала под текущим курсором. Если есть какие-либо более высокие номера каналов с данными канала, более высокие номера каналов <text:line-break/>будут отображаться после вновь вставленного номера канала, чтобы каналы отображались в порядке возрастания.</text:p>
      <text:p text:style-name="Text_20_body">Чтобы удалить указанный диапазон данных канала, нажмите параметр «Удалить канал» в меню «Редактировать». Каналы, которые <text:line-break/>отображались после удаленных каналов, соответственно сдвинутся вверх.</text:p>
      <text:p text:style-name="Text_20_body">Чтобы переместить текущие данные канала вверх на одну строку, нажмите параметр «Переместить вверх» в меню «Правка».</text:p>
      <text:p text:style-name="Text_20_body">Введите номер канала, который вы хотите найти, а затем нажмите кнопку [OK] .</text:p>
      <text:p text:style-name="Text_20_body">• Перейти на канал</text:p>
      <text:p text:style-name="Text_20_body">• Очистить канал</text:p>
      <text:p text:style-name="Text_20_body">17</text:p>
      <text:p text:style-name="Text_20_body">• Вниз</text:p>
      <text:p text:style-name="Text_20_body">• Найти следующее</text:p>
      <text:p text:style-name="Text_20_body">• Вставить канал</text:p>
      <text:p text:style-name="Text_20_body">Руководство по эксплуатации ADMS-10</text:p>
      <text:p text:style-name="Text_20_body">• Удалить канал</text:p>
      <text:p text:style-name="Text_20_body">• Вверх</text:p>
      <text:p text:style-name="Text_20_body">Попытка вставить новый канал, когда самый высокий канал содержит данные, приводит к удалению данных, зарегистрированных для <text:line-break/>самого высокого канала. "Продолжать?" будет появляться. Если вы согласны, нажмите кнопку [ОК] .</text:p>
      <text:p text:style-name="Text_20_body">Если другие данные канала уже существуют там, где перемещаются данные канала, существующий канал будет перезаписан.</text:p>
      <text:p text:style-name="Text_20_body">Если другие данные канала уже существуют там, где перемещаются данные канала, существующий канал будет перезаписан.</text:p>
      <text:p text:style-name="Text_20_body">Machine Translated by Google</text:p>
      <text:p text:style-name="Text_20_body">Нажмите параметр «Сортировка» в меню «Правка», откроется окно «Сортировка».</text:p>
      <text:p text:style-name="Text_20_body">Количество каналов: введите количество каналов</text:p>
      <text:p text:style-name="Text_20_body">Сортировать по:</text:p>
      <text:p text:style-name="Text_20_body">Нажмите кнопку [OK] , чтобы начать сортировку в соответствии с приведенными выше инструкциями.<text:line-break/>Данные могут быть восстановлены в предыдущем порядке с помощью команды «Отменить».</text:p>
      <text:p text:style-name="Text_20_body">Шаг частоты:</text:p>
      <text:p text:style-name="Text_20_body">Затем отсортируйте по:</text:p>
      <text:p text:style-name="Text_20_body">Режим сортировки:</text:p>
      <text:p text:style-name="Text_20_body">Введите желаемый шаг частоты</text:p>
      <text:p text:style-name="Text_20_body">Выберите первый параметр для сортировки элементов, таких как порядок частот.</text:p>
      <text:p text:style-name="Text_20_body">Нажмите кнопку [OK] , чтобы создать дополнительные указанные каналы памяти.</text:p>
      <text:p text:style-name="Text_20_body">Выберите второй параметр для сортировки.<text:line-break/>Установите сортировку по возрастанию или убыванию.</text:p>
      <text:p text:style-name="Text_20_body">*</text:p>
      <text:p text:style-name="Text_20_body">Выбор сортировки каналов: укажите, следует ли сортировать выбранный столбец (столбцы) канала или сортировать все столбцы канала.</text:p>
      <text:p text:style-name="Text_20_body">Шаг 8,33 кГц доступен только при приеме в эфирном диапазоне (108–136,995 МГц).</text:p>
      <text:p text:style-name="Text_20_body">Новые каналы можно создавать с заданными частотными шагами от начальной частоты, щелкая левой кнопкой мыши по параметру «Добавить <text:line-break/>частотный диапазон» в меню «Редактировать» . Откроется окно « Добавить диапазон частот» .</text:p>
      <text:p text:style-name="Text_20_body">ммс.</text:p>
      <text:p text:style-name="Text_20_body">Начальная частота: введите более низкую частоту</text:p>
      <text:p text:style-name="Text_20_body">Может быть создано заданное количество каналов памяти, начиная с начальной частоты с указанными частотными шагами.</text:p>
      <text:p text:style-name="Text_20_body">Руководство по эксплуатации ADMS-10</text:p>
      <text:p text:style-name="Text_20_body">• Добавить диапазон частот</text:p>
      <text:p text:style-name="Text_20_body">18</text:p>
      <text:p text:style-name="Text_20_body">• Сортировать</text:p>
      <text:p text:style-name="Text_20_body">Machine Translated by Google</text:p>
      <text:p text:style-name="Text_20_body">Руководство по эксплуатации ADMS-10 19</text:p>
      <text:p text:style-name="Text_20_body">• Получить данные от FT-70D</text:p>
      <text:p text:style-name="Text_20_body">• Отправить данные на FT-70D</text:p>
      <text:p text:style-name="Text_20_body">Коммуникации (передача данных с FT-70DR/DE)</text:p>
      <text:p text:style-name="Text_20_body">Эта команда передает данные настроек FT-70DR/DE в программатор ADMS-10. Для связи с FT-70DR/DE и создания нового <text:line-break/>файла данных. Нажмите параметр «Получить данные от FT-70D» в меню «Связь». Откроется окно «Получить данные с <text:line-break/>FT-70D». Соедините прилагаемым USB-кабелем FT-70DR/DE и компьютер.</text:p>
      <text:p text:style-name="Text_20_body">Следуйте инструкциям на экране, чтобы получить данные с FT-70DR/DE. Когда передача данных завершена, на <text:line-break/>дисплее компьютера появляется экран шаблона, полученный от FT-70DR/DE.</text:p>
      <text:p text:style-name="Text_20_body">Эта команда загружает данные ADMS-10 с компьютера в FT-70DR/DE.</text:p>
      <text:p text:style-name="Text_20_body">Соедините прилагаемым USB-кабелем FT-70DR/DE и компьютер.<text:line-break/>Следуйте инструкциям на экране для передачи данных на FT-70DR/DE. После завершения передачи данных на <text:line-break/>дисплее компьютера появится надпись «Completed» и нажмите кнопку [Close]. Затем отсоедините вилку USB-кабеля и <text:line-break/>зарядного устройства от FT-70DE/DE, после установки аккумуляторной батареи FT-70DR/DE автоматически запустится <text:line-break/>в соответствии с установленными данными.</text:p>
      <text:p text:style-name="Text_20_body">Чтобы загрузить ранее созданный файл данных в FT-70DR/DE, щелкните параметр «Открыть» в меню <text:line-break/>«Файл» и откройте нужный файл перед выполнением описанной выше операции отправки данных.</text:p>
      <text:p text:style-name="Text_20_body">• Обратите особое внимание на кабель питания и соединения с FT-70DR/DE и ПК.</text:p>
      <text:p text:style-name="Text_20_body">Этот шаблон и данные конфигурации можно сохранить на жесткий диск компьютера с помощью команд <text:line-break/>«Сохранить» или «Сохранить как» в меню «Файл».</text:p>
      <text:p text:style-name="Text_20_body">Не отключайте питание во время приема/передачи данных.</text:p>
      <text:p text:style-name="Text_20_body">Щелкните параметр «Сохранить данные в FT-70DR/DE» в меню «Связь». Откроется экран процедуры передачи.</text:p>
      <text:p text:style-name="Text_20_body">• Никогда не отсоединяйте кабель для программирования во время передачи данных.</text:p>
      <text:p text:style-name="Text_20_body">Каналы памяти и данные меню конфигурации можно редактировать с помощью программных средств ADMS-10.</text:p>
      <text:p text:style-name="Text_20_body">Machine Translated by Google</text:p>
      <text:p text:style-name="Text_20_body">• Установить режим</text:p>
      <text:p text:style-name="Text_20_body">20Руководство по эксплуатации ADMS-10</text:p>
      <text:p text:style-name="Text_20_body">Настройки</text:p>
      <text:p text:style-name="Text_20_body">В меню режима настройки функции FT-70DR/DE могут быть настроены в соответствии с предпочтениями пользователя.<text:line-break/>энц.</text:p>
      <text:p text:style-name="Text_20_body">Пример:</text:p>
      <text:p text:style-name="Text_20_body">Чтобы изменить настройку каждого элемента в окне, щелкните значок « », чтобы отобразить раскрывающийся список настроек, <text:line-break/>а затем щелкните нужный элемент в списке.</text:p>
      <text:p text:style-name="Text_20_body">Когда нужные настройки будут отредактированы, закройте окно настроек меню.</text:p>
      <text:p text:style-name="Text_20_body">Щелкните параметр «Настройки» в меню «Настройки», чтобы открыть окно «SetMode».</text:p>
      <text:p text:style-name="Text_20_body">Подробную информацию о каждой функции см. в «Руководстве по эксплуатации FT-70DR/DE».</text:p>
      <text:p text:style-name="Text_20_body">Программное обеспечение ADMS-10 отображает меню режима настройки в простом для понимания виде, где пользователи могут <text:line-break/>изменять и сохранять значения настроек.</text:p>
      <text:p text:style-name="Text_20_body">Machine Translated by Google</text:p>
      <text:p text:style-name="Text_20_body">При отображении строки состояния рядом с параметром «Строка состояния» появляется галочка.</text:p>
      <text:p text:style-name="Text_20_body">разделение окна на два списка (правая и левая части).</text:p>
      <text:p text:style-name="Text_20_body">Окно В этом <text:line-break/>меню задаются параметры рабочего окна программатора ADMS-10. • Щелкните параметр «Мозаика <text:line-break/>(вверх и вниз)» в меню «Окно», чтобы отобразить несколько файлов шаблонов, разделив окно на два списка (верхняя и нижняя </text:p>
      <text:p text:style-name="Text_20_body">части).</text:p>
      <text:p text:style-name="Text_20_body">При отображении панели инструментов рядом с параметром «Панель инструментов» появляется галочка.</text:p>
      <text:p text:style-name="Text_20_body">• Щелкните параметр «Каскад» в меню «Окно», чтобы отобразить несколько шаблонов в каскадном формате.</text:p>
      <text:p text:style-name="Text_20_body">• Нажмите параметр «Мозаика (вверх и вниз)» в меню «Окно», чтобы отобразить несколько файлов шаблонов,</text:p>
      <text:p text:style-name="Text_20_body">• Статус бар</text:p>
      <text:p text:style-name="Text_20_body">• Панель </text:p>
      <text:p text:style-name="Text_20_body">инструментов Щелкните параметр «Панель инструментов» в меню «Настройка», чтобы отобразить или скрыть панель инструментов.</text:p>
      <text:p text:style-name="Text_20_body">Руководство по эксплуатации ADMS-10 21</text:p>
      <text:p text:style-name="Text_20_body">«Строка состояния» описывает действие, которое должно быть выполнено выбранным пунктом меню или нажатой кнопкой панели инструментов, <text:line-break/>а также состояние фиксации клавиатуры.</text:p>
      <text:p text:style-name="Text_20_body"><text:soft-page-break/>Machine Translated by Google</text:p>
      <text:p text:style-name="Text_20_body">Используйте эту страницу для редактирования данных каналов памяти, пропусков каналов памяти или PMS (программируемая память).</text:p>
      <text:p text:style-name="Text_20_body">Настройка элементов шаблона</text:p>
      <text:p text:style-name="Text_20_body">Об элементах настройки каждого канала памяти</text:p>
      <text:p text:style-name="Text_20_body">Память</text:p>
      <text:p text:style-name="Text_20_body">Введите желаемую частоту приема/передачи. По завершении ввода частоты используйте клавишу , чтобы переместить курсор <text:line-break/>вправо, а затем настроить дополнительные подробные настройки для канала. Чтобы ввести частоту передачи для следующего <text:line-break/>канала, нажмите клавишу ENTER или . Частоты приема и передачи могут быть установлены отдельно.</text:p>
      <text:p text:style-name="Text_20_body">Введите нижнюю предельную частоту для L-канала и верхнюю предельную частоту для соответствующего U-канала. Можно <text:line-break/>зарегистрировать до 50 пар (100 каналов) PMS.</text:p>
      <text:p text:style-name="Text_20_body">Сканировать) каналы памяти.</text:p>
      <text:p text:style-name="Text_20_body">При сканировании VFO, если есть частоты с непрерывными сигналами, сканирование может прерываться.</text:p>
      <text:p text:style-name="Text_20_body">Отредактируйте верхнюю и нижнюю предельные частоты для выполнения PMS (программируемого сканирования памяти).</text:p>
      <text:p text:style-name="Text_20_body">Когда частота передачи не введена, передача будет выполняться на частоте, полученной путем прибавления/вычитания частоты <text:line-break/>смещения к/из частоты приема.</text:p>
      <text:p text:style-name="Text_20_body">Эта настройка разрешена только для обычного канала памяти.</text:p>
      <text:p text:style-name="Text_20_body">Пока работает двойное прослушивание, этот канал назначается приоритетным каналом для мониторинга перед другими каналами. <text:line-break/>Только один нормальный канал памяти может быть установлен в качестве приоритетного канала. Отметьте галочкой нужный канал.</text:p>
      <text:p text:style-name="Text_20_body">Введите и отредактируйте обычно используемые частоты в каналах памяти. Можно зарегистрировать до 900 каналов.</text:p>
      <text:p text:style-name="Text_20_body">Можно зарегистрировать до 99 каналов для пропуска.</text:p>
      <text:p text:style-name="Text_20_body">Руководство по эксплуатации ADMS-10</text:p>
      <text:p text:style-name="Text_20_body">• Частота приема/частота передачи</text:p>
      <text:p text:style-name="Text_20_body">ПРОПУСКАТЬ</text:p>
      <text:p text:style-name="Text_20_body">ПМС</text:p>
      <text:p text:style-name="Text_20_body">• Приоритетный канал</text:p>
      <text:p text:style-name="Text_20_body">• Частота смещения</text:p>
      <text:p text:style-name="Text_20_body">22</text:p>
      <text:p text:style-name="Text_20_body">Воспоминания</text:p>
      <text:p text:style-name="Text_20_body">Machine Translated by Google</text:p>
      <text:p text:style-name="Text_20_body">FM: Выбранный диапазон частот установлен в режим FM.</text:p>
      <text:p text:style-name="Text_20_body">+RPT: частота передачи смещена в сторону положительного смещения.</text:p>
      <text:p text:style-name="Text_20_body">Этот пункт выбирает тип кода шумоподавления звука.</text:p>
      <text:p text:style-name="Text_20_body">AM: Выбранный диапазон частот установлен в режим AM.</text:p>
      <text:p text:style-name="Text_20_body">Выберите частоту свободной линии, чтобы удалить такие сигналы, как сигналы свободной линии, используемые частными железными <text:line-break/>дорогами, и управляющие сигналы радиосистемы MCA.</text:p>
      <text:p text:style-name="Text_20_body">-/+</text:p>
      <text:p text:style-name="Text_20_body">Функция AMS (автоматический выбор режима) автоматически выбирала режим передачи в соответствии с включенной/<text:line-break/>выключенной настройкой принимаемых сигналов.</text:p>
      <text:p text:style-name="Text_20_body">Этот пункт выбирает мощность TX.</text:p>
      <text:p text:style-name="Text_20_body">Частота передачи не смещена.</text:p>
      <text:p text:style-name="Text_20_body">Этот пункт выбирает частоту тона шумоподавителя.</text:p>
      <text:p text:style-name="Text_20_body">Можно выбрать режим V/D (DN), режим Voice FR (VW) и режим ANALOG (режим FM/AM).</text:p>
      <text:p text:style-name="Text_20_body">Выберите код DCS, когда установлен DCS.</text:p>
      <text:p text:style-name="Text_20_body">Выберите условие сканирования для принимаемых каналов.<text:line-break/>ВЫКЛ.: Сканирование выполняется в соответствии с основной настройкой заданного режима – ПРОДОЛЖЕНИЕ СКАНИРОВАНИЯ.<text:line-break/>SKIP: пропускает назначенные каналы памяти во время сканирования.</text:p>
      <text:p text:style-name="Text_20_body">Когда установлен флажок АВТОМАТИЧЕСКИЙ РЕЖИМ, режим приема (режим FM или режим AM) выбирается автоматически. <text:line-break/>Снятие флажка позволяет выбрать режим работы.</text:p>
      <text:p text:style-name="Text_20_body">Измените инверсию фазы кода DCS для приема/передачи. Когда связь с использованием кода DCS не может быть достигнута, <text:line-break/>изменение инверсии фазы может разрешить связь с кодом DCS.</text:p>
      <text:p text:style-name="Text_20_body">ВЫБОР: Начинает сканирование с назначенного канала и сканирует только указанные каналы.</text:p>
      <text:p text:style-name="Text_20_body">Установите направление сдвига частоты.</text:p>
      <text:p text:style-name="Text_20_body">Выберите режим работы для канала приема.</text:p>
      <text:p text:style-name="Text_20_body">Введите желаемое имя памяти (до 6 цифр).</text:p>
      <text:p text:style-name="Text_20_body">-RPT: Частота передачи смещается в сторону минус смещения.<text:line-break/>OFF: частота передачи не смещается.</text:p>
      <text:p text:style-name="Text_20_body">• Тональный режим</text:p>
      <text:p text:style-name="Text_20_body">• Мощность передачи</text:p>
      <text:p text:style-name="Text_20_body">• АМС</text:p>
      <text:p text:style-name="Text_20_body">• Частота CTCSS</text:p>
      <text:p text:style-name="Text_20_body">• ЦИФРОВОЙ/АНАЛОГОВЫЙ</text:p>
      <text:p text:style-name="Text_20_body">• Пропускать</text:p>
      <text:p text:style-name="Text_20_body">• Код DCS</text:p>
      <text:p text:style-name="Text_20_body">• АВТОМАТИЧЕСКИЙ РЕЖИМ</text:p>
      <text:p text:style-name="Text_20_body">• Полярность DCS</text:p>
      <text:p text:style-name="Text_20_body">• Имя</text:p>
      <text:p text:style-name="Text_20_body">• Рабочий режим</text:p>
      <text:p text:style-name="Text_20_body">Руководство по эксплуатации ADMS-10</text:p>
      <text:p text:style-name="Text_20_body">• Направление смещения</text:p>
      <text:p text:style-name="Text_20_body">• CTCSS пользователя</text:p>
      <text:p text:style-name="Text_20_body">23</text:p>
      <text:p text:style-name="Text_20_body">Когда режим установки «16 DIG VW» установлен на «OFF», режим Voice FR (VW) выбрать нельзя.</text:p>
      <text:p text:style-name="Text_20_body">Machine Translated by Google</text:p>
      <text:p text:style-name="Text_20_body">Если из-за часов микрокомпьютера возникает внутренний ложный сигнал, включите эту настройку (установите флажок). Это <text:line-break/>может улучшить ситуацию.</text:p>
      <text:p text:style-name="Text_20_body">При установке флажка этого пункта чувствительность приема снижается примерно на 10 дБ. Это полезно, когда, например, <text:line-break/>соседняя сильная радиоволна мешает приему.</text:p>
      <text:p text:style-name="Text_20_body">Обычно для этого пункта установлено значение «ВЫКЛ» (снимите флажок).</text:p>
      <text:p text:style-name="Text_20_body">Устанавливает шаг канала для принимаемых каналов.</text:p>
      <text:p text:style-name="Text_20_body">Настройте нормальную настройку шумоподавления, а также настройку уровня шумоподавления S-метра.</text:p>
      <text:p text:style-name="Text_20_body">При установке тега памяти флажок TAG автоматически устанавливается. При вызове этого канала памяти отображается <text:line-break/>установленная метка памяти. При снятии галочки вместо метки памяти отображается частота приема.</text:p>
      <text:p text:style-name="Text_20_body">Выдает сигнал вызова при приеме сигнала, удовлетворяющего условиям, установленным для типа шумоподавления.</text:p>
      <text:p text:style-name="Text_20_body">В каждом из каналов от BANK 1 до BANK 24 может быть зарегистрировано до 100 каналов памяти и предустановленных каналов <text:line-break/>памяти. В столбце каждого канала установите флажок BANK, чтобы зарегистрировать нужный канал.</text:p>
      <text:p text:style-name="Text_20_body">При вызове банка будут вызваны только каналы, зарегистрированные в этом банке.</text:p>
      <text:p text:style-name="Text_20_body">Установите количество раз, когда тон (звонок) звонит.</text:p>
      <text:p text:style-name="Text_20_body">Комментарии могут быть добавлены к зарегистрированным каналам памяти. Можно использовать до 255 букв. Эта функция полезна <text:line-break/>для организации каналов памяти, например, путем применения имени категории к каждому каналу.</text:p>
      <text:p text:style-name="Text_20_body">При установке флажка этого пункта канал временно может не вызываться.</text:p>
      <text:p text:style-name="Text_20_body">Снижает отклонение передачи примерно наполовину.</text:p>
      <text:p text:style-name="Text_20_body">Эти комментарии не переносятся на FT-70DR/DE.</text:p>
      <text:p text:style-name="Text_20_body">Снятие флажка включает вызов канала памяти.</text:p>
      <text:p text:style-name="Text_20_body">При установке флажка этого пункта шаг частоты устанавливается на «AUTO» и автоматически обеспечивает подходящий шаг <text:line-break/>частоты (изменение частоты вращением ручки DIAL ) в соответствии с полосой частот.<text:line-break/>При снятии флажка можно выбрать настройку шага.</text:p>
      <text:p text:style-name="Text_20_body">• Половина DEV</text:p>
      <text:p text:style-name="Text_20_body">24</text:p>
      <text:p text:style-name="Text_20_body">• Шаг</text:p>
      <text:p text:style-name="Text_20_body">• Маска памяти</text:p>
      <text:p text:style-name="Text_20_body">• ДТО</text:p>
      <text:p text:style-name="Text_20_body">• Сдвиг часов</text:p>
      <text:p text:style-name="Text_20_body">• Комментарии</text:p>
      <text:p text:style-name="Text_20_body">Руководство по эксплуатации ADMS-10</text:p>
      <text:p text:style-name="Text_20_body">• АВТО ШАГ</text:p>
      <text:p text:style-name="Text_20_body">• БАНКИ 1 - БАНКИ 24</text:p>
      <text:p text:style-name="Text_20_body">• КОЛОКОЛЬЧИК</text:p>
      <text:p text:style-name="Text_20_body">• ЯРЛЫК</text:p>
      <text:p text:style-name="Text_20_body">• S-метр SQL</text:p>
      <text:p text:style-name="Text_20_body">Machine Translated by Google</text:p>
      <text:p text:style-name="Text_20_body">При установке флажка АВТОМАТИЧЕСКИЙ РЕЖИМ режим приема (режим FM или режим AM) выбирается автоматически. Снятие флажка <text:line-break/>позволяет выбрать режим работы.</text:p>
      <text:p text:style-name="Text_20_body">Установите направление сдвига частоты.</text:p>
      <text:p text:style-name="Text_20_body">Отображение частоты передачи неактивно, и она будет установлена автоматически в соответствии с частотой приема и частотой <text:line-break/>смещения.</text:p>
      <text:p text:style-name="Text_20_body">Отредактируйте конфигурации VFO для каждого диапазона в этом шаблоне страницы.</text:p>
      <text:p text:style-name="Text_20_body">Частота передачи смещается в сторону положительного смещения.</text:p>
      <text:p text:style-name="Text_20_body">Когда частота передачи не введена, передача будет выполняться на частоте, полученной путем прибавления/вычитания частоты <text:line-break/>смещения к/из частоты приема.</text:p>
      <text:p text:style-name="Text_20_body">Частота передачи не смещена.</text:p>
      <text:p text:style-name="Text_20_body">Нельзя ввести частоту, которая находится вне диапазона трансивера. Когда откроется всплывающее окно с ошибкой, введите правильную <text:line-break/>частоту.</text:p>
      <text:p text:style-name="Text_20_body">Частота передачи сдвинута к минусовому смещению.<text:line-break/>ВЫКЛ: <text:line-break/>-RPT: <text:line-break/>+RPT:</text:p>
      <text:p text:style-name="Text_20_body">Введите частоты VFO для каждого диапазона. Частоты FT-70DR по умолчанию предварительно вводятся в стандартный шаблон ADMS-10.</text:p>
      <text:p text:style-name="Text_20_body">• Частота смещения</text:p>
      <text:p text:style-name="Text_20_body">• Направление смещения</text:p>
      <text:p text:style-name="Text_20_body">• АВТОМАТИЧЕСКИЙ РЕЖИМ</text:p>
      <text:p text:style-name="Text_20_body">• Частота передачи</text:p>
      <text:p text:style-name="Text_20_body">Руководство по эксплуатации ADMS-10 25</text:p>
      <text:p text:style-name="Text_20_body">• Частота приема<text:line-break/>Об элементах настройки частот VFO</text:p>
      <text:p text:style-name="Text_20_body">VFO</text:p>
      <text:p text:style-name="Text_20_body">Machine Translated by Google</text:p>
      <text:p text:style-name="Text_20_body">Этот пункт выбирает мощность TX.</text:p>
      <text:p text:style-name="Text_20_body">Выбранный диапазон частот установлен в режим FM.FM: <text:line-break/>AM: выбранный диапазон частот установлен в режим AM.</text:p>
      <text:p text:style-name="Text_20_body">Можно выбрать режим V/D (DN), режим Voice FR (VW) и режим ANALOG (режим FM/AM).</text:p>
      <text:p text:style-name="Text_20_body">Сняв флажок, можно будет выбрать настройку шага.</text:p>
      <text:p text:style-name="Text_20_body">Выберите режим работы для канала приема.</text:p>
      <text:p text:style-name="Text_20_body">Выберите частоту свободной линии, чтобы удалить такие сигналы, как сигналы свободной линии, используемые частными железными <text:line-break/>дорогами, и управляющие сигналы радиосистемы MCA.</text:p>
      <text:p text:style-name="Text_20_body">Установите количество раз, когда тон (звонок) звонит.</text:p>
      <text:p text:style-name="Text_20_body">Функция AMS (автоматический выбор режима) автоматически выбирала режим передачи в соответствии с включенной/<text:line-break/>выключенной настройкой принимаемых сигналов.</text:p>
      <text:p text:style-name="Text_20_body">• AUTO STEP При <text:line-break/>установке флажка в этом пункте шаг частоты устанавливается на «AUTO» и автоматически обеспечивает подходящий шаг <text:line-break/>частоты (изменение частоты при вращении ручки DIAL ) в соответствии с полосой частот.</text:p>
      <text:p text:style-name="Text_20_body">Когда режим установки «16 DIG VW» установлен на «OFF», режим Voice FR (VW) выбрать нельзя.</text:p>
      <text:p text:style-name="Text_20_body">Выберите код DCS, когда установлен DCS.</text:p>
      <text:p text:style-name="Text_20_body">• Шаг <text:line-break/>Устанавливает шаг канала для принимаемых каналов.</text:p>
      <text:p text:style-name="Text_20_body"><text:soft-page-break/>• АМС</text:p>
      <text:p text:style-name="Text_20_body">• ATT <text:line-break/>При установке флажка в этом пункте чувствительность приема снижается примерно на 10 дБ. Это полезно, когда, <text:line-break/>например, соседняя сильная радиоволна мешает приему.</text:p>
      <text:p text:style-name="Text_20_body">• CTCSS пользователя</text:p>
      <text:p text:style-name="Text_20_body">• Полярность DCS <text:line-break/>Измените инверсию фазы кода DCS для приема/передачи. Когда связь с использованием кода DCS не может быть <text:line-break/>достигнута, изменение инверсии фазы может разрешить связь с кодом DCS.</text:p>
      <text:p text:style-name="Text_20_body">• SQL-метр S-метра <text:line-break/>Настройте стандартную настройку шумоподавления, а также настройку уровня шумоподавления S-метра.</text:p>
      <text:p text:style-name="Text_20_body">• ЦИФРОВОЙ/АНАЛОГОВЫЙ</text:p>
      <text:p text:style-name="Text_20_body">• BELL <text:line-break/>Выдает сигнал вызова при приеме сигнала, удовлетворяющего условиям, установленным для типа шумоподавления.</text:p>
      <text:p text:style-name="Text_20_body">• Мощность передачи</text:p>
      <text:p text:style-name="Text_20_body">Руководство по эксплуатации ADMS-10 26</text:p>
      <text:p text:style-name="Text_20_body">• Tone Mode Этот <text:line-break/>пункт выбирает тип кода шумоподавления звука.</text:p>
      <text:p text:style-name="Text_20_body">• РЕЖИМ</text:p>
      <text:p text:style-name="Text_20_body">• Частота CTCSS Этот пункт <text:line-break/>выбирает частоту тона тонового шумоподавления.<text:line-break/>• Код DCS</text:p>
      <text:p text:style-name="Text_20_body">Machine Translated by Google</text:p>
      <text:p text:style-name="Text_20_body">Введите любые желаемые изменения в частоту домашнего канала. Частоты FT-70DR по умолчанию предварительно вводятся в <text:line-break/>стандартный шаблон ADMS-10.</text:p>
      <text:p text:style-name="Text_20_body">Если из-за часов микрокомпьютера возникает внутренний ложный сигнал, включите эту настройку (установите флажок). Это <text:line-break/>может улучшить ситуацию.</text:p>
      <text:p text:style-name="Text_20_body">Снижает отклонение передачи примерно наполовину.</text:p>
      <text:p text:style-name="Text_20_body">Комментарии могут быть добавлены к редактируемым каналам VFO. Можно использовать до 255 букв. Эта функция полезна при <text:line-break/>организации каналов VFO, например, путем применения имени категории к каждому каналу. Эти комментарии не переносятся <text:line-break/>на FT-70DR/DE.</text:p>
      <text:p text:style-name="Text_20_body">Когда частота передачи не введена, передача будет выполняться на частоте, полученной путем прибавления/вычитания <text:line-break/>частоты смещения к/из частоты приема.</text:p>
      <text:p text:style-name="Text_20_body">Отредактируйте настройки домашнего канала:</text:p>
      <text:p text:style-name="Text_20_body">Нельзя ввести частоту, которая находится вне диапазона трансивера. Когда откроется всплывающее окно с ошибкой, введите <text:line-break/>правильную частоту. При вводе частоты приема автоматически устанавливается частота передачи.</text:p>
      <text:p text:style-name="Text_20_body">Обычно для этого пункта установлено значение «ВЫКЛ» (снимите флажок).</text:p>
      <text:p text:style-name="Text_20_body">ДОМ</text:p>
      <text:p text:style-name="Text_20_body">Об элементах настройки частоты ДОМАШНЕГО канала</text:p>
      <text:p text:style-name="Text_20_body">• Половина DEV</text:p>
      <text:p text:style-name="Text_20_body">• Частота смещения</text:p>
      <text:p text:style-name="Text_20_body">Руководство по эксплуатации ADMS-10</text:p>
      <text:p text:style-name="Text_20_body">• Частота приема/частота передачи</text:p>
      <text:p text:style-name="Text_20_body">27</text:p>
      <text:p text:style-name="Text_20_body">• Комментарии</text:p>
      <text:p text:style-name="Text_20_body">• Сдвиг часов</text:p>
      <text:p text:style-name="Text_20_body">Machine Translated by Google</text:p>
      <text:p text:style-name="Text_20_body">FM: Выбранный диапазон частот установлен в режим FM.</text:p>
      <text:p text:style-name="Text_20_body">Частота передачи сдвинута к минусовому смещению.</text:p>
      <text:p text:style-name="Text_20_body">Этот пункт выбирает тип кода шумоподавления звука.</text:p>
      <text:p text:style-name="Text_20_body">AM: Выбранный диапазон частот установлен в режим AM.</text:p>
      <text:p text:style-name="Text_20_body">Выберите частоту свободной линии, чтобы удалить такие сигналы, как сигналы свободной линии, используемые частными железными <text:line-break/>дорогами, и управляющие сигналы радиосистемы MCA.</text:p>
      <text:p text:style-name="Text_20_body">Частота передачи смещается в сторону положительного смещения.</text:p>
      <text:p text:style-name="Text_20_body">Функция AMS (автоматический выбор режима) автоматически выбирает режим передачи в соответствии с полученными <text:line-break/>сигналами и может включать/выключать.</text:p>
      <text:p text:style-name="Text_20_body">Этот пункт выбирает мощность TX.</text:p>
      <text:p text:style-name="Text_20_body">Частота передачи не смещена.</text:p>
      <text:p text:style-name="Text_20_body">Этот пункт выбирает частоту тона шумоподавителя.</text:p>
      <text:p text:style-name="Text_20_body">Можно выбрать режим V/D (DN), режим Voice FR (VW) и режим ANALOG (режим FM/AM).</text:p>
      <text:p text:style-name="Text_20_body">Выберите код DCS, когда установлен DCS.</text:p>
      <text:p text:style-name="Text_20_body">При установке флажка этого пункта шаг частоты устанавливается на «AUTO» и автоматически обеспечивает подходящий шаг <text:line-break/>частоты (изменение частоты при вращении ручки DIAL) в соответствии с полосой частот. Сняв флажок, можно будет выбрать <text:line-break/>настройку шага.</text:p>
      <text:p text:style-name="Text_20_body">При установке флажка АВТОМАТИЧЕСКИЙ РЕЖИМ режим приема (режим FM или режим AM) выбирается автоматически. Сняв <text:line-break/>флажок, можно выбрать режим приема.</text:p>
      <text:p text:style-name="Text_20_body">Измените инверсию фазы кода DCS для приема/передачи. Когда связь с использованием кода DCS не может быть достигнута, <text:line-break/>изменение инверсии фазы может разрешить связь с кодом DCS.</text:p>
      <text:p text:style-name="Text_20_body">Установите направление сдвига частоты.</text:p>
      <text:p text:style-name="Text_20_body">Выберите режим работы для канала приема.</text:p>
      <text:p text:style-name="Text_20_body">Введите желаемое имя памяти (до 6 цифр).</text:p>
      <text:p text:style-name="Text_20_body">Частота передачи не смещена.ВЫКЛ: <text:line-break/>-RPT: <text:line-break/>+RPT: -/<text:line-break/>+:</text:p>
      <text:p text:style-name="Text_20_body">Когда режим установки «16 DIG VW» установлен на «OFF», режим Voice FR (VW) выбрать нельзя.</text:p>
      <text:p text:style-name="Text_20_body">• Тональный режим</text:p>
      <text:p text:style-name="Text_20_body">• Мощность передачи</text:p>
      <text:p text:style-name="Text_20_body">• АМС</text:p>
      <text:p text:style-name="Text_20_body">• Частота CTCSS</text:p>
      <text:p text:style-name="Text_20_body">• ЦИФРОВОЙ/АНАЛОГОВЫЙ</text:p>
      <text:p text:style-name="Text_20_body">• АВТО ШАГ</text:p>
      <text:p text:style-name="Text_20_body">• Код DCS</text:p>
      <text:p text:style-name="Text_20_body">• АВТОМАТИЧЕСКИЙ РЕЖИМ</text:p>
      <text:p text:style-name="Text_20_body">Руководство по эксплуатации ADMS-10</text:p>
      <text:p text:style-name="Text_20_body">• Полярность DCS</text:p>
      <text:p text:style-name="Text_20_body">28</text:p>
      <text:p text:style-name="Text_20_body">• Имя</text:p>
      <text:p text:style-name="Text_20_body">• Направление смещения</text:p>
      <text:p text:style-name="Text_20_body">• РЕЖИМ</text:p>
      <text:p text:style-name="Text_20_body">• CTCSS пользователя</text:p>
      <text:p text:style-name="Text_20_body">Machine Translated by Google</text:p>
      <text:p text:style-name="Text_20_body">Комментарии могут быть добавлены к редактируемым ДОМАШНИМ каналам. Можно использовать до 255 букв. Эта функция удобна <text:line-break/>для организации ДОМАШНИХ каналов, например, путем применения имени категории к каждому каналу.</text:p>
      <text:p text:style-name="Text_20_body">При установке метки памяти автоматически устанавливается флажок TAG. При вызове этого канала памяти отображается <text:line-break/>установленная метка памяти. При снятии галочки вместо метки памяти отображается частота приема.</text:p>
      <text:p text:style-name="Text_20_body">Настройте нормальную настройку шумоподавления, а также настройку уровня шумоподавления S-метра.</text:p>
      <text:p text:style-name="Text_20_body">Установите количество раз, когда тон (звонок) звонит.</text:p>
      <text:p text:style-name="Text_20_body">Устанавливает шаг канала для принимаемых каналов. Обычно при вводе частоты автоматически устанавливается оптимальный <text:line-break/>шаг канала в соответствии с частотой.</text:p>
      <text:p text:style-name="Text_20_body">Обычно для этого пункта установлено значение «ВЫКЛ» (снимите флажок).</text:p>
      <text:p text:style-name="Text_20_body">Выдает сигнал вызова при приеме сигнала, удовлетворяющего условиям, установленным для типа шумоподавления.</text:p>
      <text:p text:style-name="Text_20_body">При установке флажка этого пункта чувствительность приема снижается примерно на 10 дБ. Это полезно, когда, например, <text:line-break/>соседняя сильная радиоволна мешает приему.</text:p>
      <text:p text:style-name="Text_20_body">Если из-за часов микрокомпьютера возникает внутренний ложный сигнал, включите эту настройку (установите флажок). Это <text:line-break/>может улучшить ситуацию.</text:p>
      <text:p text:style-name="Text_20_body">Эти комментарии не переносятся на FT-70DR/DE.</text:p>
      <text:p text:style-name="Text_20_body">Снижает отклонение передачи примерно наполовину.</text:p>
      <text:p text:style-name="Text_20_body">29</text:p>
      <text:p text:style-name="Text_20_body">• Половина DEV</text:p>
      <text:p text:style-name="Text_20_body">• ЯРЛЫК</text:p>
      <text:p text:style-name="Text_20_body">• Комментарии</text:p>
      <text:p text:style-name="Text_20_body">Руководство по эксплуатации ADMS-10</text:p>
      <text:p text:style-name="Text_20_body">• S-метр SQL</text:p>
      <text:p text:style-name="Text_20_body">• Шаг</text:p>
      <text:p text:style-name="Text_20_body">• Сдвиг часов</text:p>
      <text:p text:style-name="Text_20_body">• КОЛОКОЛЬЧИК</text:p>
      <text:p text:style-name="Text_20_body">• ДТО</text:p>
      <text:p text:style-name="Text_20_body">Machine Translated by Google</text:p>
      <text:p text:style-name="Text_20_body">• Импорт/экспорт данных не выполнен.</text:p>
      <text:p text:style-name="Text_20_body">• Передача данных остановлена до завершения</text:p>
      <text:p text:style-name="Text_20_body">• FT-70DR/DE не может принимать или передавать данные на компьютер.</text:p>
      <text:p text:style-name="Text_20_body">Руководство по эксплуатации ADMS-10 30</text:p>
      <text:p text:style-name="Text_20_body">• Передача данных не начинается</text:p>
      <text:p text:style-name="Text_20_body">Подключить правильно.</text:p>
      <text:p text:style-name="Text_20_body">• Вы работаете в другом порядке, чем щелкнули «Отправить данные на FT-70D» в «Communica</text:p>
      <text:p text:style-name="Text_20_body">• Отрегулируйте количество строк файла CSV.</text:p>
      <text:p text:style-name="Text_20_body">• Батарея FT-70DR/DE может быть разряжена.</text:p>
      <text:p text:style-name="Text_20_body">меню и отображаемой процедуры?<text:line-break/>Следуйте инструкциям на экране.</text:p>
      <text:p text:style-name="Text_20_body">Зарядите аккумулятор или замените аккумулятор новым.</text:p>
      <text:p text:style-name="Text_20_body">• Используйте указанную букву для строки символов.<text:line-break/>• При импорте и экспорте каналов, таких как каналы памяти и каналы VFO, убедитесь, что файлы шаблонов непротиворечивы. </text:p>
      <text:p text:style-name="Text_20_body">Если файлы шаблонов отличаются, произойдет ошибка, и импорт и экспорт данных не будут успешными.</text:p>
      <text:p text:style-name="Text_20_body">• Правильно ли настроен COM-порт компьютера?</text:p>
      <text:p text:style-name="Text_20_body">• Отсоединение соединительного кабеля или плохой контакт соединительного кабеля.<text:line-break/>Подтвердите кабельное соединение и повторите попытку.</text:p>
      <text:p text:style-name="Text_20_body">Установите COM-порт правильно.</text:p>
      <text:p text:style-name="Text_20_body">• Батарея FT-70DR/DE может быть разряжена.</text:p>
      <text:p text:style-name="Text_20_body">• Вы работаете в порядке, отличном от того, который вы нажали «Получить данные от FT-70D» в «Communica<text:line-break/>меню и отображаемой процедуры?</text:p>
      <text:p text:style-name="Text_20_body">Зарядите аккумулятор или замените аккумулятор новым.</text:p>
      <text:p text:style-name="Text_20_body">• Убедитесь, что кабель для программирования правильно подключен к порту данных FT-70DR/DE и к ПК.</text:p>
      <text:p text:style-name="Text_20_body">• Следуйте инструкциям на экране.</text:p>
      <text:p text:style-name="Text_20_body">Поиск неисправностей</text:p>
      <text:p text:style-name="Text_20_body">Machine Translated by Google</text:p>
      <text:p text:style-name="Text_20_body">Tennozu Parkside Building <text:line-break/>2-5-8 Higashi-Shinagawa, Shinagawa-ku, Tokyo 140-0002 Japan <text:line-break/>YAESU USA 6125 <text:line-break/>Phyllis Drive, Cypress, CA 90630, USA</text:p>
      <text:p text:style-name="Text_20_body">2211-С</text:p>
      <text:p text:style-name="Text_20_body">Copyright 2 022 YAE <text:line-break/>SU MUS EN CO., LTDA Все права <text:line-break/>защищены. Никакая часть <text:line-break/>данного руководства не может быть <text:line-break/>воспроизведена без разрешения YA E SU MUS EN <text:line-break/>CO., LTD.</text:p>
      <text:p text:style-name="Text_20_body">.</text:p>
      <text:p text:style-name="Text_20_body">ЯЭСУ МУСЭН КО., ЛТД.</text:p>
      <text:p text:style-name="Text_20_body">.</text:p>
      <text:p text:style-name="Text_20_body">YAESU UK Unit <text:line-break/>12, бизнес-парк Sun Valley, Winnall Close <text:line-break/>Winchester, Hampshire, SO23 0LB, UK</text:p>
      <text:p text:style-name="Text_20_body">.</text:p>
      <text:p text:style-name="Text_20_body">Machine Translated by Goog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 Unicode MS" svg:font-family="'Liberation Sans Unicode M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Liberation Sans Unicode MS" fo:font-family="'Liberation Sans Unicode M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/>
    <style:master-page style:name="Endnote" style:page-layout-name="Mpm2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5" meta:paragraph-count="604" meta:word-count="6274" meta:character-count="51828" meta:non-whitespace-character-count="45882"/>
    <meta:generator>LibreOffice/7.0.4.2$Linux_X86_64 LibreOffice_project/00$Build-2</meta:generator>
  </office:meta>
</office:document-meta>
</file>